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13">Vendredi 02 juin</text:p>
      <text:p text:style-name="P13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14">Lundi 05 juin</text:p>
      <text:p text:style-name="P14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15">Mardi 06 juin</text:p>
      <text:p text:style-name="P15"/>
      <text:p text:style-name="P16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6"/>
      <text:p text:style-name="P17">13h5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6T14:03:12.769594371</dc:date>
    <meta:editing-duration>P1DT8H19M59S</meta:editing-duration>
    <meta:editing-cycles>18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61" meta:character-count="993" meta:non-whitespace-character-count="847"/>
  </office:meta>
</office:document-meta>
</file>